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miasta</text:p>
          </table:table-cell>
          <table:table-cell office:value-type="string" calcext:value-type="string">
            <text:p>mias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ksandrow Kujaws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wern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boró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rline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wine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zled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ędz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ała Podlask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ałaszew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ałyst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elsk Podlask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chni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żew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ń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zeg Doln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zesk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ydgoszc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yt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alupk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eł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orzów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yż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echanó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echocine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eszy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zęstochow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szy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ąbrowa Górnicz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brz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ębic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ębli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ębowie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ługopole-Zdrój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bieszowic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bre Miast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zierżonió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blą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ł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dyni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iebł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ierałtowi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iwi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łubczyc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łuchołaz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orki Mal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orzów Wielkopolski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ostyń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udziąd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yfic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ubi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linów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rebenn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ław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owrocław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steb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zbica Kujawsk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kuszy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sł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astrzębie-Zdrój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aworzn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worzynk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ejkowic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elenia Gór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eżew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ędrzejów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ózefów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uliank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alisz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arniew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towic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et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ędzierzyn-Koź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ępic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leszczów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łomnic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obyli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obylin-Borzym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ogute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ołbaskow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oniaków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oni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ostrzy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oszali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ościa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rapkowic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raśni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rosn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ruszwic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rzeszowic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rzyż Wielkopolski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udowa-Sło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uźnia Raciborsk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źnica Białostock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gionow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gnic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eszn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ędzin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manow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ódź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baczów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ubliniec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wówek Sląski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Łaz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Łęczyc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Łomż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lbor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dyk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iechów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iędzyrzecz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ędzyrzecz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kołajki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kołów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irów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łynarz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onki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ord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ysłowic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yszków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ałęczów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owy Sącz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owy Tar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ys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borniki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grodniki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grodzieniec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lkusz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lszty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lszy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po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strołęk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święci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tmuchów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iechowic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il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ilic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iotrków Trybunalski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iwniczna-Zdrój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ło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oraj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rudni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zasnysz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rzemyś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szczyn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uław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yrzowic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yrzyc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abk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acibórz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ajcz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ogoźnik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da Sląsk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ybnik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anok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iedlc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iemianowice Sląski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ieradz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ewierz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kierniewic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korogoszcz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ławków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obotk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opo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osnowiec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ośnicowic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zelce Opolski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cha Beskidzk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raż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uwałk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zamotuły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zczeci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zczecinek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zczekociny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zczyrk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Świeck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Świeradów-Zdrój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Świętochłowic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Świnoujski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rnobrze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rnowskie Góry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rnów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respol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omaszów Lubelsk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oruń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zebini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woró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ychy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stroń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adowic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alc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ałbrzych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ągrowiec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ejherow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ęgorzewo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isł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itoni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łocławek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łodowic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odzisław Sląski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ojkowic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Wolbro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abrodzi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Zabrz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Zakopan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Zambrów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Zamość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Zawierci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Zgorzelec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Zielona Gór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Żory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Żyrardów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Żywi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8:32:44.347986062</meta:creation-date>
    <dc:date>2019-09-17T08:34:00.022167623</dc:date>
    <meta:editing-duration>PT1M15S</meta:editing-duration>
    <meta:editing-cycles>1</meta:editing-cycles>
    <meta:document-statistic meta:table-count="1" meta:cell-count="440" meta:object-count="0"/>
    <meta:generator>LibreOffice/6.0.7.3$Linux_X86_64 LibreOffice_project/00m0$Build-3</meta:generator>
  </office:meta>
</office:document-meta>
</file>